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marry_rat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松山區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信義區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大安區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中山區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中正區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大同區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萬華區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文山區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南港區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內湖區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士林區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北投區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松山區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信義區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大安區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中山區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中正區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大同區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萬華區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文山區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南港區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內湖區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士林區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北投區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松山區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信義區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大安區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中山區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中正區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大同區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萬華區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文山區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南港區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內湖區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士林區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北投區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松山區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信義區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大安區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中山區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中正區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大同區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萬華區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文山區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南港區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內湖區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士林區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北投區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松山區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信義區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大安區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中山區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中正區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大同區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萬華區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文山區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南港區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內湖區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士林區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北投區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松山區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信義區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大安區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中山區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中正區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大同區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萬華區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文山區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南港區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內湖區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士林區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北投區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松山區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信義區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大安區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中山區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中正區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大同區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萬華區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文山區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南港區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內湖區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士林區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北投區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松山區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信義區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大安區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中山區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中正區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大同區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萬華區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文山區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南港區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內湖區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士林區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北投區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松山區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信義區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大安區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中山區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中正區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大同區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萬華區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文山區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南港區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內湖區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士林區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北投區</text:p>
          </table:table-cell>
          <table:table-cell office:value-type="float" office:value="4.42" calcext:value-type="float">
            <text:p>4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9T10:12:34.289000000</meta:creation-date>
    <dc:date>2022-05-19T10:45:03.651000000</dc:date>
    <meta:editing-duration>PT19M26S</meta:editing-duration>
    <meta:editing-cycles>1</meta:editing-cycles>
    <meta:generator>LibreOffice/6.4.1.2$Windows_X86_64 LibreOffice_project/4d224e95b98b138af42a64d84056446d09082932</meta:generator>
    <meta:document-statistic meta:table-count="1" meta:cell-count="327" meta:object-count="0"/>
  </office:meta>
</office:document-meta>
</file>